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b71d5" officeooo:paragraph-rsid="000b71d5"/>
    </style:style>
    <style:style style:name="P2" style:family="paragraph" style:parent-style-name="Standard">
      <style:text-properties officeooo:rsid="000b88cb" officeooo:paragraph-rsid="000b88cb"/>
    </style:style>
    <style:style style:name="P3" style:family="paragraph" style:parent-style-name="Standard" style:list-style-name="L1">
      <style:text-properties officeooo:rsid="0005e256" officeooo:paragraph-rsid="000b88cb"/>
    </style:style>
    <style:style style:name="P4" style:family="paragraph" style:parent-style-name="Standard" style:list-style-name="L1">
      <style:text-properties officeooo:rsid="0005e256" officeooo:paragraph-rsid="0005e256"/>
    </style:style>
    <style:style style:name="P5" style:family="paragraph" style:parent-style-name="Standard" style:list-style-name="L1">
      <style:text-properties officeooo:rsid="0004f153" officeooo:paragraph-rsid="0004f153"/>
    </style:style>
    <style:style style:name="P6" style:family="paragraph" style:parent-style-name="Standard" style:list-style-name="L1">
      <style:text-properties officeooo:rsid="0004f153" officeooo:paragraph-rsid="000b934f"/>
    </style:style>
    <style:style style:name="P7" style:family="paragraph" style:parent-style-name="Standard" style:list-style-name="L1">
      <style:text-properties officeooo:rsid="00072deb" officeooo:paragraph-rsid="00072deb"/>
    </style:style>
    <style:style style:name="P8" style:family="paragraph" style:parent-style-name="Standard" style:list-style-name="L1">
      <style:text-properties officeooo:rsid="000b08d9" officeooo:paragraph-rsid="000b08d9"/>
    </style:style>
    <style:style style:name="P9" style:family="paragraph" style:parent-style-name="Standard" style:list-style-name="L1">
      <style:text-properties officeooo:rsid="000b71d5" officeooo:paragraph-rsid="000b71d5"/>
    </style:style>
    <style:style style:name="P10" style:family="paragraph" style:parent-style-name="Standard" style:list-style-name="L1">
      <style:text-properties officeooo:rsid="000b934f" officeooo:paragraph-rsid="000b934f"/>
    </style:style>
    <style:style style:name="P11" style:family="paragraph" style:parent-style-name="Standard" style:list-style-name="L1">
      <style:text-properties officeooo:rsid="0010890c" officeooo:paragraph-rsid="0010890c"/>
    </style:style>
    <style:style style:name="T1" style:family="text">
      <style:text-properties officeooo:rsid="0005e256"/>
    </style:style>
    <style:style style:name="T2" style:family="text">
      <style:text-properties officeooo:rsid="00062d42"/>
    </style:style>
    <style:style style:name="T3" style:family="text">
      <style:text-properties officeooo:rsid="00072deb"/>
    </style:style>
    <style:style style:name="T4" style:family="text">
      <style:text-properties officeooo:rsid="000b88cb"/>
    </style:style>
    <style:style style:name="T5" style:family="text">
      <style:text-properties fo:font-style="italic" style:font-style-asian="italic" style:font-style-complex="italic"/>
    </style:style>
    <style:style style:name="T6" style:family="text">
      <style:text-properties fo:font-style="italic" officeooo:rsid="000b934f"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b934f" style:font-style-asian="normal" style:font-style-complex="normal"/>
    </style:style>
    <style:style style:name="T9" style:family="text">
      <style:text-properties officeooo:rsid="000b934f"/>
    </style:style>
    <style:style style:name="T10" style:family="text">
      <style:text-properties officeooo:rsid="000b9c69"/>
    </style:style>
    <style:style style:name="T11" style:family="text">
      <style:text-properties officeooo:rsid="0010890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82813996" text:style-name="L1">
        <text:list-item>
          <text:p text:style-name="P3">Everyone is wrong about the main CPU :<text:span text:style-name="T4">)</text:span></text:p>
        </text:list-item>
        <text:list-item>
          <text:p text:style-name="P3">The processor is a COP444 as can be seen on the board. <text:span text:style-name="T4">It is labelled COP444 and the connections fit the design ! </text:span><text:s/>A COP411 doesn’t have that many I/O pins.</text:p>
        </text:list-item>
        <text:list-item>
          <text:p text:style-name="P5">There is a 7x8 display board <text:span text:style-name="T9">connectors</text:span>. This logically is 7 segments / columns by 6 rows/2 digits <text:span text:style-name="T10">(the other two are Ground and the feedback line for game select)</text:span></text:p>
        </text:list-item>
        <text:list-item>
          <text:p text:style-name="P6">There is no circuitry on the board to drive LEDs.The transistors at the top right provide current for the LEDs, <text:span text:style-name="T1">with an associated resistor.</text:span></text:p>
        </text:list-item>
        <text:list-item>
          <text:p text:style-name="P5">D0-D3 G2-G0 are connected directly to this circuitry via resistors. The current source is the responsibility of the row selectors. </text:p>
        </text:list-item>
        <text:list-item>
          <text:p text:style-name="P5">It would be sensible from a programming viewpoint to make this G2G1G0D3D2D1D0 <text:span text:style-name="T9">as it is easy to manipulate visually. </text:span></text:p>
        </text:list-item>
        <text:list-item>
          <text:p text:style-name="P4">It is likely that the circuit is similar to that shown in the matrix driver gif</text:p>
        </text:list-item>
        <text:list-item>
          <text:p text:style-name="P4">The rows are likely to be L0-L5 = vertical, L6, L7 = Display – but we don’t know.</text:p>
        </text:list-item>
        <text:list-item>
          <text:p text:style-name="P5">G3 is an unconnected output. <text:span text:style-name="T1">If we assume SK SO SI are used to talk to the sound chip (the actual COP411 !) this is the only unused one, and presumably is used to switch the two holographic images over.</text:span></text:p>
        </text:list-item>
        <text:list-item>
          <text:p text:style-name="P4">There are 5 “game select” pads (round ones at the top of the display PCB), one of which must be the common. <text:span text:style-name="T2">On the prototype these are connected to switches (the red ones).</text:span></text:p>
        </text:list-item>
        <text:list-item>
          <text:p text:style-name="P4">IN<text:span text:style-name="T11">0</text:span> goes to the display connector, visible just on the full top PCB on the far right and strongly implied by the left. IN<text:span text:style-name="T11">0</text:span> therefore must be the input for the game select detector.</text:p>
        </text:list-item>
        <text:list-item>
          <text:p text:style-name="P4">The connector for the keyboard <text:s/><text:span text:style-name="T9">is </text:span>roughly central <text:span text:style-name="T6">below</text:span><text:span text:style-name="T8"> the COP444</text:span>. IN <text:span text:style-name="T11">1,2</text:span>,3 all head up the left hand side of the pcb (top) right (bottom), going through the 0v connector for the display. <text:span text:style-name="T3">This suggests they are unlikely to be used for the keyboard. They do not connect to the display. There is a 4 pin connector immediately above the display connector – perhaps these three and the GND but I can see no reason for this ? Possibly feedback that the hologram has switched correctly ?</text:span></text:p>
        </text:list-item>
        <text:list-item>
          <text:p text:style-name="P11">Note on “Microbus” which requires IN1,2,3 through connector at top.</text:p>
        </text:list-item>
        <text:list-item>
          <text:p text:style-name="P7">Reset and L7-4 head down towards the connector. On the prototype there are 4 resistors close to the connector. <text:s/>L0-7 are bidirectional inputs. </text:p>
        </text:list-item>
        <text:list-item>
          <text:p text:style-name="P7">The keyboard connector has 7 lines. This suggests 1 for reset (presumably start ?), 4 <text:s/>(L7-4) and 2 multiplexing inputs or outputs. </text:p>
        </text:list-item>
        <text:list-item>
          <text:p text:style-name="P11">Note that requires Q = 1 for pull ups for Input on L. Would suggest that not having this pull ups allows key matrix.</text:p>
        </text:list-item>
        <text:list-item>
          <text:p text:style-name="P8">Looking at the Helmer “dismantled” prototype this suggests L3 and L2 via resistors and ‘shadows’ in the PCB which might be my imagination.</text:p>
        </text:list-item>
        <text:list-item>
          <text:p text:style-name="P9">The chip at the bottom … ends in 01 – 4001 perhaps ? 14 pin.</text:p>
        </text:list-item>
        <text:list-item>
          <text:p text:style-name="P9">The other chip is probably a COP411 dedicated to sound effects, communicating via SI SO SK. It looks like it has the right number of pins :)</text:p>
        </text:list-item>
        <text:list-item>
          <text:p text:style-name="P10">The bottom right connector is 2 speaker pins, maybe the others are to do with the hologram selection ?</text:p>
        </text:list-item>
      </text:list>
      <text:p text:style-name="P1"/>
      <text:p text:style-name="P2">I know very little <text:span text:style-name="T5">for sure</text:span><text:span text:style-name="T7">. One would consider it likely the design would maximise simplicity (e.g. the order of the LED connectors) without good reason to do otherwise. </text:span></text:p>
      <text:list xml:id="list123954541501809" text:continue-numbering="true" text:style-name="L1">
        <text:list-header>
          <text:p text:style-name="P4"/>
          <text:p text:style-name="P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8T21:17:00.114949336</meta:creation-date>
    <dc:date>2017-09-17T12:39:52.272661838</dc:date>
    <meta:editing-duration>PT42M18S</meta:editing-duration>
    <meta:editing-cycles>13</meta:editing-cycles>
    <meta:generator>LibreOffice/5.4.1.2.0$Linux_X86_64 LibreOffice_project/40m0$Build-2</meta:generator>
    <meta:document-statistic meta:table-count="0" meta:image-count="0" meta:object-count="0" meta:page-count="1" meta:paragraph-count="23" meta:word-count="572" meta:character-count="3033" meta:non-whitespace-character-count="2492"/>
  </office:meta>
</office:document-meta>
</file>